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2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5073a1"/>
    </style:style>
    <style:style style:name="P3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5073a1" fo:hyphenate="false" loext:hyphenation-no-caps="false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5073a1" fo:hyphenate="false" loext:hyphenation-no-caps="false"/>
    </style:style>
    <style:style style:name="P5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5073a1" fo:hyphenate="false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073a1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5073a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5073a1" style:text-underline-mode="continuous" style:text-overline-mode="continuous" style:text-line-through-mode="continuo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5073a1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5073a1"/>
    </style:style>
    <style:style style:name="P1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13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2fb9f" fo:hyphenate="false" loext:hyphenation-no-caps="false"/>
    </style:style>
    <style:style style:name="P14" style:family="paragraph" style:parent-style-name="Text_20_default">
      <style:text-properties style:font-name="times new roman" style:text-underline-style="none" officeooo:paragraph-rsid="005073a1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5073a1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073a1" style:font-name-asian="Times New Roman1" style:font-weight-asian="normal" style:font-name-complex="Times New Roman1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90e26"/>
    </style:style>
    <style:style style:name="P21" style:family="paragraph" style:parent-style-name="Text_20_default">
      <style:text-properties officeooo:rsid="00511f1f" officeooo:paragraph-rsid="005073a1"/>
    </style:style>
    <style:style style:name="P22" style:family="paragraph" style:parent-style-name="Text_20_default">
      <style:text-properties officeooo:paragraph-rsid="005073a1"/>
    </style:style>
    <style:style style:name="P23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5073a1" style:font-size-asian="16pt" style:font-weight-asian="bold" style:font-name-complex="Times New Roman1" style:font-size-complex="14pt" fo:hyphenate="false" loext:hyphenation-no-caps="false"/>
    </style:style>
    <style:style style:name="P24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25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5073a1" style:font-name-complex="Times New Roman1" fo:hyphenate="false" loext:hyphenation-no-caps="false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073a1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00" loext:opacity="100%" style:font-name="times new roman" style:text-underline-style="none" officeooo:rsid="00590e26" style:font-name-asian="Times New Roman1" style:font-name-complex="Times New Roman1"/>
    </style:style>
    <style:style style:name="T11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2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7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8" style:family="text">
      <style:text-properties fo:font-weight="bold" style:font-weight-asian="bold" style:font-name-complex="Times New Roman1"/>
    </style:style>
    <style:style style:name="T19" style:family="text">
      <style:text-properties fo:font-weight="bold" officeooo:rsid="00265f20" style:font-weight-asian="bold" style:font-name-complex="Times New Roman1"/>
    </style:style>
    <style:style style:name="T20" style:family="text">
      <style:text-properties fo:font-weight="bold" officeooo:rsid="00525c45" style:font-weight-asian="bold" style:font-name-complex="Times New Roman1"/>
    </style:style>
    <style:style style:name="T21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24" style:family="text">
      <style:text-properties officeooo:rsid="00265f20"/>
    </style:style>
    <style:style style:name="T25" style:family="text">
      <style:text-properties fo:font-weight="normal" officeooo:rsid="00265f20" style:font-weight-asian="normal" style:font-name-complex="Times New Roman1" style:font-weight-complex="normal"/>
    </style:style>
    <style:style style:name="T26" style:family="text">
      <style:text-properties fo:font-weight="normal" officeooo:rsid="001038c0" style:font-weight-asian="normal" style:font-name-complex="Times New Roman1" style:font-weight-complex="normal"/>
    </style:style>
    <style:style style:name="T27" style:family="text">
      <style:text-properties fo:font-weight="normal" officeooo:rsid="001147f2" style:font-weight-asian="normal" style:font-name-complex="Times New Roman1" style:font-weight-complex="normal"/>
    </style:style>
    <style:style style:name="T2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9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30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31" style:family="text">
      <style:text-properties fo:font-weight="normal" officeooo:rsid="0052fb9f" style:font-name-asian="Times New Roman1" style:font-weight-asian="normal" style:font-name-complex="Times New Roman1" style:font-weight-complex="normal"/>
    </style:style>
    <style:style style:name="T32" style:family="text">
      <style:text-properties fo:font-weight="normal" officeooo:rsid="0057b5c9" style:font-name-asian="Times New Roman1" style:font-weight-asian="normal" style:font-name-complex="Times New Roman1" style:font-weight-complex="normal"/>
    </style:style>
    <style:style style:name="T33" style:family="text">
      <style:text-properties fo:font-style="normal" officeooo:rsid="002add04" style:font-style-asian="normal" style:font-style-complex="normal"/>
    </style:style>
    <style:style style:name="T34" style:family="text">
      <style:text-properties fo:font-style="normal" officeooo:rsid="002af343" style:font-style-asian="normal" style:font-style-complex="normal"/>
    </style:style>
    <style:style style:name="T35" style:family="text">
      <style:text-properties fo:font-style="normal" officeooo:rsid="001473ec" style:font-style-asian="normal" style:font-style-complex="normal"/>
    </style:style>
    <style:style style:name="T36" style:family="text">
      <style:text-properties fo:font-style="normal" officeooo:rsid="002e535a" style:font-style-asian="normal" style:font-style-complex="normal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9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40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41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42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3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5" style:family="text">
      <style:text-properties style:font-name="times new roman" fo:font-size="11pt" style:text-underline-style="none" style:font-size-asian="11pt" style:font-size-complex="11pt"/>
    </style:style>
    <style:style style:name="T46" style:family="text">
      <style:text-properties style:font-name="times new roman" fo:font-size="11pt" style:text-underline-style="none" officeooo:rsid="001f8d2c" style:font-size-asian="11pt" style:font-size-complex="11pt"/>
    </style:style>
    <style:style style:name="T47" style:family="text">
      <style:text-properties style:font-name="times new roman" style:text-underline-style="none"/>
    </style:style>
    <style:style style:name="T48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53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540dbf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7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8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9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60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61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2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63" style:family="text">
      <style:text-properties style:font-name="times new roman" style:text-underline-style="none"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64" style:family="text">
      <style:text-properties style:font-name="times new roman" style:text-underline-style="none" fo:font-weight="bold" style:font-weight-asian="bold" style:font-weight-complex="bold"/>
    </style:style>
    <style:style style:name="T65" style:family="text">
      <style:text-properties style:font-name="times new roman" style:text-underline-style="none" officeooo:rsid="00280d96" style:font-name-asian="Times New Roman1"/>
    </style:style>
    <style:style style:name="T66" style:family="text">
      <style:text-properties style:font-name="times new roman" style:text-underline-style="none" officeooo:rsid="002e535a" style:font-name-asian="Times New Roman1"/>
    </style:style>
    <style:style style:name="T67" style:family="text">
      <style:text-properties style:font-name="times new roman" style:text-underline-style="none" style:font-name-asian="Times New Roman1" style:font-name-complex="Times New Roman1"/>
    </style:style>
    <style:style style:name="T68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9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70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71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72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73" style:family="text">
      <style:text-properties style:font-name="times new roman" style:text-underline-style="none" officeooo:rsid="0052fb9f" style:font-name-asian="Times New Roman1"/>
    </style:style>
    <style:style style:name="T74" style:family="text">
      <style:text-properties style:font-name="times new roman" style:text-underline-style="none" officeooo:rsid="00265f20"/>
    </style:style>
    <style:style style:name="T75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6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7" style:family="text">
      <style:text-properties style:font-name="times new roman" style:text-underline-style="none" officeooo:rsid="002af343"/>
    </style:style>
    <style:style style:name="T78" style:family="text">
      <style:text-properties style:font-name="times new roman" style:text-underline-style="none" officeooo:rsid="003041f8"/>
    </style:style>
    <style:style style:name="T79" style:family="text">
      <style:text-properties style:font-name="times new roman" style:text-underline-style="none" officeooo:rsid="00511f1f"/>
    </style:style>
    <style:style style:name="T80" style:family="text">
      <style:text-properties style:font-name="times new roman" style:text-underline-style="none" officeooo:rsid="005443ab"/>
    </style:style>
    <style:style style:name="T81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82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83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84" style:family="text">
      <style:text-properties officeooo:rsid="00280d96" style:font-name-complex="Times New Roman1"/>
    </style:style>
    <style:style style:name="T85" style:family="text">
      <style:text-properties officeooo:rsid="003786ff" style:font-name-complex="Times New Roman1"/>
    </style:style>
    <style:style style:name="T86" style:family="text">
      <style:text-properties officeooo:rsid="003ba753" style:font-name-complex="Times New Roman1"/>
    </style:style>
    <style:style style:name="T87" style:family="text">
      <style:text-properties officeooo:rsid="0042adb0" style:font-name-complex="Times New Roman1"/>
    </style:style>
    <style:style style:name="T88" style:family="text">
      <style:text-properties officeooo:rsid="0043c05d" style:font-name-complex="Times New Roman1"/>
    </style:style>
    <style:style style:name="T89" style:family="text">
      <style:text-properties officeooo:rsid="003d60fc" style:font-name-complex="Times New Roman1"/>
    </style:style>
    <style:style style:name="T90" style:family="text">
      <style:text-properties officeooo:rsid="001b1787" style:font-name-complex="Times New Roman1"/>
    </style:style>
    <style:style style:name="T91" style:family="text">
      <style:text-properties officeooo:rsid="00405b82" style:font-name-complex="Times New Roman1"/>
    </style:style>
    <style:style style:name="T92" style:family="text">
      <style:text-properties officeooo:rsid="00406b40" style:font-name-complex="Times New Roman1"/>
    </style:style>
    <style:style style:name="T93" style:family="text">
      <style:text-properties officeooo:rsid="0041f417" style:font-name-complex="Times New Roman1"/>
    </style:style>
    <style:style style:name="T94" style:family="text">
      <style:text-properties officeooo:rsid="00383e9a" style:font-name-complex="Times New Roman1"/>
    </style:style>
    <style:style style:name="T95" style:family="text">
      <style:text-properties officeooo:rsid="0054bfbe" style:font-name-complex="Times New Roman1"/>
    </style:style>
    <style:style style:name="T96" style:family="text">
      <style:text-properties officeooo:rsid="005254a2" style:font-name-complex="Times New Roman1"/>
    </style:style>
    <style:style style:name="T97" style:family="text">
      <style:text-properties officeooo:rsid="00566070" style:font-name-complex="Times New Roman1"/>
    </style:style>
    <style:style style:name="T98" style:family="text">
      <style:text-properties officeooo:rsid="00511f1f" style:font-name-complex="Times New Roman1"/>
    </style:style>
    <style:style style:name="T99" style:family="text">
      <style:text-properties officeooo:rsid="0052fb9f" style:font-name-complex="Times New Roman1"/>
    </style:style>
    <style:style style:name="T100" style:family="text">
      <style:text-properties style:text-underline-style="none" fo:font-weight="bold" style:font-weight-asian="bold" style:font-weight-complex="bold"/>
    </style:style>
    <style:style style:name="T101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Yury Badalyants</text:p>
      <text:p text:style-name="P5"><text:span text:style-name="Основной_20_шрифт_20_абзаца"><text:span text:style-name="T41">Auckland</text:span></text:span><text:span text:style-name="Основной_20_шрифт_20_абзаца"><text:span text:style-name="T40">, </text:span></text:span><text:span text:style-name="Основной_20_шрифт_20_абзаца"><text:span text:style-name="T41">New Zealand</text:span></text:span><text:span text:style-name="Основной_20_шрифт_20_абзаца"><text:span text:style-name="T38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9">lmnet89@gmail.com</text:span></text:span></text:a><text:span text:style-name="T37"> </text:span><text:span text:style-name="Основной_20_шрифт_20_абзаца"><text:span text:style-name="T45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7">Github</text:span></text:span></text:a><text:span text:style-name="Основной_20_шрифт_20_абзаца"><text:span text:style-name="T11"> </text:span></text:span><text:span text:style-name="Основной_20_шрифт_20_абзаца"><text:span text:style-name="T45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6">Linkedin</text:span></text:span></text:a><text:span text:style-name="Основной_20_шрифт_20_абзаца"><text:span text:style-name="T45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6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v 2022</text:p>
            <text:p text:style-name="P7">present</text:p>
          </table:table-cell>
          <table:table-cell table:style-name="Table1.A1" office:value-type="string">
            <text:p text:style-name="P21"><text:a xlink:type="simple" xlink:href="https://www.parrotanalytics.com/" text:style-name="Internet_20_link" text:visited-style-name="Visited_20_Internet_20_Link"><text:span text:style-name="Основной_20_шрифт_20_абзаца"><text:span text:style-name="T48">Parrot Analytics</text:span></text:span></text:a><text:span text:style-name="T100">. </text:span><text:span text:style-name="Основной_20_шрифт_20_абзаца"><text:span text:style-name="T50">Senior </text:span></text:span><text:span text:style-name="Основной_20_шрифт_20_абзаца"><text:span text:style-name="T48">Software Engineer.</text:span></text:span></text:p>
            <text:p text:style-name="Text_20_default"><text:span text:style-name="Основной_20_шрифт_20_абзаца"><text:span text:style-name="T28">Combination of backend development (</text:span></text:span><text:span text:style-name="Основной_20_шрифт_20_абзаца"><text:span text:style-name="T31">J</text:span></text:span><text:span text:style-name="Основной_20_шрифт_20_абзаца"><text:span text:style-name="T28">ava) and data engineering (</text:span></text:span><text:span text:style-name="Основной_20_шрифт_20_абзаца"><text:span text:style-name="T31">S</text:span></text:span><text:span text:style-name="Основной_20_шрифт_20_абзаца"><text:span text:style-name="T28">cala, </text:span></text:span><text:span text:style-name="Основной_20_шрифт_20_абзаца"><text:span text:style-name="T31">P</text:span></text:span><text:span text:style-name="Основной_20_шрифт_20_абзаца"><text:span text:style-name="T28">ython). Backends </text:span></text:span><text:span text:style-name="Основной_20_шрифт_20_абзаца"><text:span text:style-name="T29">were mostly scrappers </text:span></text:span><text:span text:style-name="Основной_20_шрифт_20_абзаца"><text:span text:style-name="T30">for sites like </text:span></text:span><text:span text:style-name="Основной_20_шрифт_20_абзаца"><text:span text:style-name="T31">Y</text:span></text:span><text:span text:style-name="Основной_20_шрифт_20_абзаца"><text:span text:style-name="T29">ou</text:span></text:span><text:span text:style-name="Основной_20_шрифт_20_абзаца"><text:span text:style-name="T31">T</text:span></text:span><text:span text:style-name="Основной_20_шрифт_20_абзаца"><text:span text:style-name="T29">ube, </text:span></text:span><text:span text:style-name="Основной_20_шрифт_20_абзаца"><text:span text:style-name="T31">T</text:span></text:span><text:span text:style-name="Основной_20_шрифт_20_абзаца"><text:span text:style-name="T29">umblr, </text:span></text:span><text:span text:style-name="Основной_20_шрифт_20_абзаца"><text:span text:style-name="T31">W</text:span></text:span><text:span text:style-name="Основной_20_шрифт_20_абзаца"><text:span text:style-name="T30">iki, </text:span></text:span><text:span text:style-name="Основной_20_шрифт_20_абзаца"><text:span text:style-name="T29">etc. </text:span></text:span><text:span text:style-name="Основной_20_шрифт_20_абзаца"><text:span text:style-name="T30">Mainly</text:span></text:span><text:span text:style-name="Основной_20_шрифт_20_абзаца"><text:span text:style-name="T29"> worked as a data engineer: Spark, Airflow, Redshift, MySQL, </text:span></text:span><text:span text:style-name="Основной_20_шрифт_20_абзаца"><text:span text:style-name="T32">DuckDB</text:span></text:span><text:span text:style-name="Основной_20_шрифт_20_абзаца"><text:span text:style-name="T29">. Everything was in AWS: S3, RDS, EMR, Dynamo, OpenSearch, Kinesis, etc.</text:span></text:span></text:p>
          </table:table-cell>
        </table:table-row>
        <table:table-row>
          <table:table-cell table:style-name="Table1.A2" office:value-type="string">
            <text:p text:style-name="P8"><text:span text:style-name="T24">Oct</text:span> 2016</text:p>
            <text:p text:style-name="P16"><text:span text:style-name="Основной_20_шрифт_20_абзаца"><text:span text:style-name="T79">Nov 2022</text:span></text:span></text:p>
          </table:table-cell>
          <table:table-cell table:style-name="Table1.A2" office:value-type="string">
            <text:p text:style-name="P22"><text:a xlink:type="simple" xlink:href="https://2gis.ru/" text:style-name="Internet_20_link" text:visited-style-name="Visited_20_Internet_20_Link"><text:span text:style-name="Основной_20_шрифт_20_абзаца"><text:span text:style-name="T49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53">gis</text:span></text:span></text:a><text:span text:style-name="Основной_20_шрифт_20_абзаца"><text:span text:style-name="T56">. </text:span></text:span><text:span text:style-name="Основной_20_шрифт_20_абзаца"><text:span text:style-name="T50">Senior → Lead </text:span></text:span><text:span text:style-name="Основной_20_шрифт_20_абзаца"><text:span text:style-name="T55">Scala Developer</text:span></text:span><text:span text:style-name="Основной_20_шрифт_20_абзаца"><text:span text:style-name="T64">.</text:span></text:span></text:p>
            <text:p text:style-name="P14"><text:span text:style-name="T86">The main </text:span><text:span text:style-name="T88">product </text:span><text:span text:style-name="T87">of </text:span><text:span text:style-name="T88">the </text:span><text:span text:style-name="T87">2gis is</text:span><text:span text:style-name="T86"> online maps. I</text:span><text:span text:style-name="T87"> </text:span><text:span text:style-name="T86">w</text:span><text:span text:style-name="T84">orked in 2 </text:span><text:span text:style-name="T85">teams</text:span><text:span text:style-name="T86">:</text:span></text:p>
            <text:p text:style-name="P12"><text:span text:style-name="T95">1. </text:span><text:span text:style-name="T86">Ads + </text:span><text:span text:style-name="T99">B</text:span><text:span text:style-name="T86">ig </text:span><text:span text:style-name="T99">D</text:span><text:span text:style-name="T86">ata team. Mostly worked on a HTTP backend for serving personalized ads. </text:span><text:span text:style-name="T89">Also </text:span><text:span text:style-name="T88">I </text:span><text:span text:style-name="T89">c</text:span><text:span text:style-name="T86">reated a kafka-to-hdfs connector with the exactly-once delivery semantic using akka-streams. Occasionally</text:span><text:span text:style-name="T89"> </text:span><text:span text:style-name="T86">worked with </text:span><text:span text:style-name="T99">S</text:span><text:span text:style-name="T86">park. </text:span><text:span text:style-name="T84">Tech</text:span><text:span text:style-name="T96">ologies</text:span><text:span text:style-name="T86">: A</text:span><text:span text:style-name="T90">kka,</text:span><text:span text:style-name="T86"> Kafka, Spark, Hadoop.</text:span></text:p>
            <text:p text:style-name="P13"><text:span text:style-name="T95">2. </text:span><text:span text:style-name="T99">S</text:span><text:span text:style-name="T91">ince Nov 2018 </text:span><text:span text:style-name="T99">— t</text:span><text:span text:style-name="T97">he t</text:span><text:span text:style-name="T86">eam </text:span><text:span text:style-name="T98">focused on</text:span><text:span text:style-name="T86"> </text:span><text:span text:style-name="T98">displaying</text:span><text:span text:style-name="T86"> products (goods) on the map</text:span><text:span text:style-name="T91">. </text:span><text:span text:style-name="T92">Participated in an architecture design of a whole new project from the start. Did a massive impact on a system in general, as well as designed and implemented a few crucial components. </text:span></text:p>
            <text:list xml:id="list470818083" text:style-name="L1">
              <text:list-header>
                <text:p text:style-name="P24"><text:span text:style-name="T92">The system was designed as a group of microservices, which are mostly streaming services based on Kafka. Some of them </text:span><text:span text:style-name="T88">were</text:span><text:span text:style-name="T92"> built with the kafka-streams. But most of the scala services </text:span><text:span text:style-name="T88">were</text:span><text:span text:style-name="T92"> written in a purely functional manner using Typelevel libraries: cats, cats-effect </text:span><text:span text:style-name="T93">(with the tagless-final)</text:span><text:span text:style-name="T92">, fs2, fs2-kafka, doobie, etc.</text:span></text:p>
                <text:p text:style-name="P25">Also, I used RabbitMQ, PostgreSQL, RocksDB, and ElasticSearch occasionally .</text:p>
                <text:p text:style-name="P24"><text:span text:style-name="T91">Eventually, </text:span><text:span text:style-name="T93">I’</text:span><text:span text:style-name="T97">ve</text:span><text:span text:style-name="T93"> </text:span><text:span text:style-name="T91">bec</text:span><text:span text:style-name="T93">ome </text:span><text:span text:style-name="T91">a lead developer: </text:span><text:span text:style-name="T84">partially </text:span><text:span text:style-name="T94">team</text:span><text:span text:style-name="T84"> management (resource planning, product planning, project management), </text:span><text:span text:style-name="T92">hiring, </text:span><text:span text:style-name="T84">mentoring (including internal </text:span><text:span text:style-name="T99">S</text:span><text:span text:style-name="T84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0"><text:span text:style-name="T25">Jun</text:span><text:span text:style-name="T26"> 201</text:span><text:span text:style-name="T27">5</text:span></text:p>
            <text:p text:style-name="P2"><text:span text:style-name="Основной_20_шрифт_20_абзаца"><text:span text:style-name="T75">Oct</text:span></text:span><text:span text:style-name="Основной_20_шрифт_20_абзаца"><text:span text:style-name="T76"> 2016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1">Datamonsters (</text:span></text:span><text:span text:style-name="Основной_20_шрифт_20_абзаца"><text:span text:style-name="T52">formerly</text:span></text:span><text:span text:style-name="Основной_20_шрифт_20_абзаца"><text:span text:style-name="T51"> Flexis, iDecide). </text:span></text:span><text:span text:style-name="Основной_20_шрифт_20_абзаца"><text:span text:style-name="T55">Scala Developer</text:span></text:span><text:span text:style-name="Основной_20_шрифт_20_абзаца"><text:span text:style-name="T51">.</text:span></text:span></text:p>
            <text:p text:style-name="P22"><text:span text:style-name="Основной_20_шрифт_20_абзаца"><text:span text:style-name="T65">Participated in a few project</text:span></text:span><text:span text:style-name="Основной_20_шрифт_20_абзаца"><text:span text:style-name="T66">s</text:span></text:span><text:span text:style-name="Основной_20_шрифт_20_абзаца"><text:span text:style-name="T65">. Mostly worked on a mobile messenger. It was </text:span></text:span><text:span text:style-name="Основной_20_шрифт_20_абзаца"><text:span text:style-name="T66">a </text:span></text:span><text:span text:style-name="Основной_20_шрифт_20_абзаца"><text:span text:style-name="T65">full-stack </text:span></text:span><text:span text:style-name="Основной_20_шрифт_20_абзаца"><text:span text:style-name="T73">S</text:span></text:span><text:span text:style-name="Основной_20_шрифт_20_абзаца"><text:span text:style-name="T65">cala development: </text:span></text:span><text:span text:style-name="Основной_20_шрифт_20_абзаца"><text:span text:style-name="T73">S</text:span></text:span><text:span text:style-name="Основной_20_шрифт_20_абзаца"><text:span text:style-name="T65">cala on </text:span></text:span><text:span text:style-name="Основной_20_шрифт_20_абзаца"><text:span text:style-name="T66">the</text:span></text:span><text:span text:style-name="Основной_20_шрифт_20_абзаца"><text:span text:style-name="T65"> backend, </text:span></text:span><text:span text:style-name="Основной_20_шрифт_20_абзаца"><text:span text:style-name="T73">S</text:span></text:span><text:span text:style-name="Основной_20_шрифт_20_абзаца"><text:span text:style-name="T65">cala.js (through </text:span></text:span><text:span text:style-name="Основной_20_шрифт_20_абзаца"><text:span text:style-name="T73">C</text:span></text:span><text:span text:style-name="Основной_20_шрифт_20_абзаца"><text:span text:style-name="T65">ordova) on </text:span></text:span><text:span text:style-name="Основной_20_шрифт_20_абзаца"><text:span text:style-name="T66">the</text:span></text:span><text:span text:style-name="Основной_20_шрифт_20_абзаца"><text:span text:style-name="T65"> frontend. <text:line-break/>Techs: </text:span></text:span><text:span text:style-name="Основной_20_шрифт_20_абзаца"><text:span text:style-name="T66">S</text:span></text:span><text:span text:style-name="Основной_20_шрифт_20_абзаца"><text:span text:style-name="T65">cala, </text:span></text:span><text:span text:style-name="Основной_20_шрифт_20_абзаца"><text:span text:style-name="T66">S</text:span></text:span><text:span text:style-name="Основной_20_шрифт_20_абзаца"><text:span text:style-name="T65">cala.js, </text:span></text:span><text:span text:style-name="Основной_20_шрифт_20_абзаца"><text:span text:style-name="T66">C</text:span></text:span><text:span text:style-name="Основной_20_шрифт_20_абзаца"><text:span text:style-name="T65">ordova, </text:span></text:span><text:span text:style-name="Основной_20_шрифт_20_абзаца"><text:span text:style-name="T66">A</text:span></text:span><text:span text:style-name="Основной_20_шрифт_20_абзаца"><text:span text:style-name="T65">kka, </text:span></text:span><text:span text:style-name="Основной_20_шрифт_20_абзаца"><text:span text:style-name="T66">P</text:span></text:span><text:span text:style-name="Основной_20_шрифт_20_абзаца"><text:span text:style-name="T65">lay, </text:span></text:span><text:span text:style-name="Основной_20_шрифт_20_абзаца"><text:span text:style-name="T66">R</text:span></text:span><text:span text:style-name="Основной_20_шрифт_20_абзаца"><text:span text:style-name="T65">ethinkDB</text:span></text:span></text:p>
          </table:table-cell>
        </table:table-row>
        <table:table-row>
          <table:table-cell table:style-name="Table1.A1" office:value-type="string">
            <text:p text:style-name="P3"><text:span text:style-name="Основной_20_шрифт_20_абзаца"><text:span text:style-name="T68">Oct</text:span></text:span><text:span text:style-name="Основной_20_шрифт_20_абзаца"><text:span text:style-name="T67"> 2014</text:span></text:span></text:p>
            <text:p text:style-name="P4"><text:span text:style-name="Основной_20_шрифт_20_абзаца"><text:span text:style-name="T68">Jun </text:span></text:span><text:span text:style-name="Основной_20_шрифт_20_абзаца"><text:span text:style-name="T69">2015</text:span></text:span></text:p>
          </table:table-cell>
          <table:table-cell table:style-name="Table1.A1" office:value-type="string">
            <text:p text:style-name="P17"><text:a xlink:type="simple" xlink:href="https://www.xored.com/" text:style-name="Internet_20_link" text:visited-style-name="Visited_20_Internet_20_Link"><text:span text:style-name="Основной_20_шрифт_20_абзаца"><text:span text:style-name="T44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43">red Software Inc</text:span></text:span></text:a><text:span text:style-name="Основной_20_шрифт_20_абзаца"><text:span text:style-name="T42">. Software Engineer.</text:span></text:span></text:p>
            <text:p text:style-name="P18"><text:span text:style-name="Основной_20_шрифт_20_абзаца"><text:span text:style-name="T82">Worked on the </text:span></text:span><text:span text:style-name="Основной_20_шрифт_20_абзаца"><text:span text:style-name="T81">Cisco XMP Topology: </text:span></text:span><text:span text:style-name="Основной_20_шрифт_20_абзаца"><text:span text:style-name="T83">i</text:span></text:span><text:span text:style-name="Основной_20_шрифт_20_абзаца"><text:span text:style-name="T81">t’s a network topology visualization project. </text:span></text:span></text:p>
            <text:p text:style-name="P18"><text:span text:style-name="Основной_20_шрифт_20_абзаца"><text:span text:style-name="T67">Backend: Java, Spring, Hibernate. Frontend: </text:span></text:span><text:span text:style-name="Основной_20_шрифт_20_абзаца"><text:span text:style-name="T70">JavaScript</text:span></text:span><text:span text:style-name="Основной_20_шрифт_20_абзаца"><text:span text:style-name="T71">, D</text:span></text:span><text:span text:style-name="Основной_20_шрифт_20_абзаца"><text:span text:style-name="T67">ojo, TomSawyer, </text:span></text:span><text:span text:style-name="Основной_20_шрифт_20_абзаца"><text:span text:style-name="T72">mx</text:span></text:span><text:span text:style-name="Основной_20_шрифт_20_абзаца"><text:span text:style-name="T71">G</text:span></text:span><text:span text:style-name="Основной_20_шрифт_20_абзаца"><text:span text:style-name="T72">raph</text:span></text:span><text:span text:style-name="Основной_20_шрифт_20_абзаца"><text:span text:style-name="T67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8">Apr</text:span></text:span><text:span text:style-name="Основной_20_шрифт_20_абзаца"><text:span text:style-name="T67"> 2013<text:line-break/></text:span></text:span><text:span text:style-name="Основной_20_шрифт_20_абзаца"><text:span text:style-name="T68">Sep</text:span></text:span><text:span text:style-name="Основной_20_шрифт_20_абзаца"><text:span text:style-name="T67"> 2014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7">Pin</text:span></text:span><text:span text:style-name="Основной_20_шрифт_20_абзаца"><text:span text:style-name="T59">P</text:span></text:span><text:span text:style-name="Основной_20_шрифт_20_абзаца"><text:span text:style-name="T57">ay express. </text:span></text:span><text:span text:style-name="Основной_20_шрифт_20_абзаца"><text:span text:style-name="T58">Developer</text:span></text:span><text:span text:style-name="Основной_20_шрифт_20_абзаца"><text:span text:style-name="T57"> </text:span></text:span><text:span text:style-name="Основной_20_шрифт_20_абзаца"><text:span text:style-name="T60">→</text:span></text:span><text:span text:style-name="Основной_20_шрифт_20_абзаца"><text:span text:style-name="T57"> Team Lead.</text:span></text:span></text:p>
            <text:p text:style-name="P11"><text:span text:style-name="T33">Worked on 2 projects (</text:span><text:span text:style-name="T34">~</text:span><text:span text:style-name="T33">50/50):</text:span></text:p>
            <text:p text:style-name="P11"><text:span text:style-name="T33">1. </text:span><text:span text:style-name="T36">JavaScript</text:span><text:span text:style-name="T34">-</text:span><text:span text:style-name="T33">based </text:span><text:span text:style-name="T34">(webkit)</text:span><text:span text:style-name="T33"> </text:span><text:span text:style-name="T35">GUI </text:span><text:span text:style-name="T33">of the ATM (which was mostly </text:span><text:span text:style-name="T36">a </text:span><text:span text:style-name="T33">C++ </text:span><text:span text:style-name="T34">Qt </text:span><text:span text:style-name="T33">project)</text:span><text:span text:style-name="T35">.</text:span></text:p>
            <text:p text:style-name="P15">2. Java EE processing backend. Techs: Java, Spring, Hibernate, OracleDB.</text:p>
            <text:p text:style-name="P15">At some point I became a team leader: project management, architecture, mentoring. <text:span text:style-name="T101">I</text:span>ntroduced a continuous integration pipeline (using Jenkins), SVN to git <text:span text:style-name="T101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4">Apr</text:span></text:span><text:span text:style-name="Основной_20_шрифт_20_абзаца"><text:span text:style-name="T47"> 2013<text:line-break/></text:span></text:span><text:span text:style-name="Основной_20_шрифт_20_абзаца"><text:span text:style-name="T74">Jul</text:span></text:span><text:span text:style-name="Основной_20_шрифт_20_абзаца"><text:span text:style-name="T47"> 2013</text:span></text:span></text:p>
          </table:table-cell>
          <table:table-cell table:style-name="Table1.A1" office:value-type="string">
            <text:p text:style-name="P19"><text:a xlink:type="simple" xlink:href="https://diasoft.com/" text:style-name="Internet_20_link" text:visited-style-name="Visited_20_Internet_20_Link"><text:span text:style-name="T62">Diasoft</text:span></text:a><text:span text:style-name="T61">. Java </text:span><text:span text:style-name="T63">D</text:span><text:span text:style-name="T62">eveloper</text:span><text:span text:style-name="T61">.</text:span></text:p>
            <text:p text:style-name="P19"><text:span text:style-name="Основной_20_шрифт_20_абзаца"><text:span text:style-name="T77">Java fintech</text:span></text:span><text:span text:style-name="T47">: Java EE, SOAP, Oracle</text:span><text:span text:style-name="T77">DB</text:span><text:span text:style-name="T47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4">Feb</text:span></text:span><text:span text:style-name="Основной_20_шрифт_20_абзаца"><text:span text:style-name="T47"> 2012<text:line-break/></text:span></text:span><text:span text:style-name="Основной_20_шрифт_20_абзаца"><text:span text:style-name="T74">Mar</text:span></text:span><text:span text:style-name="Основной_20_шрифт_20_абзаца"><text:span text:style-name="T47"> 2013</text:span></text:span></text:p>
          </table:table-cell>
          <table:table-cell table:style-name="Table1.A1" office:value-type="string">
            <text:p text:style-name="P11"><text:span text:style-name="T22">Saitostroy</text:span><text:span text:style-name="T21">. </text:span><text:span text:style-name="T22">Web </text:span><text:span text:style-name="T23">D</text:span><text:span text:style-name="T22">eveloper</text:span></text:p>
            <text:p text:style-name="P9">Small web-studio: LAMP stack, HTML, JavaScript.</text:p>
          </table:table-cell>
        </table:table-row>
        <table:table-row>
          <table:table-cell table:style-name="Table1.A1" office:value-type="string">
            <text:p text:style-name="P10"><text:span text:style-name="T20">Edu.</text:span><text:span text:style-name="T18">:</text:span></text:p>
          </table:table-cell>
          <table:table-cell table:style-name="Table1.A1" office:value-type="string">
            <text:p text:style-name="P19"><text:a xlink:type="simple" xlink:href="https://en.nstu.ru/" text:style-name="Internet_20_link" text:visited-style-name="Visited_20_Internet_20_Link"><text:span text:style-name="Основной_20_шрифт_20_абзаца"><text:span text:style-name="T54">NSTU</text:span></text:span></text:a><text:span text:style-name="Основной_20_шрифт_20_абзаца"><text:span text:style-name="T67">; </text:span></text:span><text:bookmark text:name="pagetitle"/><text:span text:style-name="Основной_20_шрифт_20_абзаца"><text:span text:style-name="T47">Radio Engineering and Electronics </text:span></text:span><text:span text:style-name="Основной_20_шрифт_20_абзаца"><text:span text:style-name="T80">faculty</text:span></text:span><text:span text:style-name="Основной_20_шрифт_20_абзаца"><text:span text:style-name="T67">; </text:span></text:span><text:span text:style-name="Основной_20_шрифт_20_абзаца"><text:span text:style-name="T68">Telecommunications</text:span></text:span><text:span text:style-name="Основной_20_шрифт_20_абзаца"><text:span text:style-name="T67">; </text:span></text:span><text:span text:style-name="Основной_20_шрифт_20_абзаца"><text:span text:style-name="T68">Bachelor</text:span></text:span><text:span text:style-name="Основной_20_шрифт_20_абзаца"><text:span text:style-name="T67">.</text:span></text:span></text:p>
          </table:table-cell>
        </table:table-row>
        <table:table-row>
          <table:table-cell table:style-name="Table1.A2" office:value-type="string">
            <text:p text:style-name="P10"><text:span text:style-name="T19">About me</text:span><text:span text:style-name="T18">: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9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4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4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74">(</text:span></text:span><text:span text:style-name="Основной_20_шрифт_20_абзаца"><text:span text:style-name="T79">both </text:span></text:span><text:span text:style-name="Основной_20_шрифт_20_абзаца"><text:span text:style-name="T74">in </text:span></text:span><text:span text:style-name="Основной_20_шрифт_20_абзаца"><text:span text:style-name="T78">R</text:span></text:span><text:span text:style-name="Основной_20_шрифт_20_абзаца"><text:span text:style-name="T74">ussian)</text:span></text:span><text:span text:style-name="Основной_20_шрифт_20_абзаца"><text:span text:style-name="T6">.</text:span></text:span></text:p>
            <text:p text:style-name="P19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2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7"> Scala.js</text:span></text:span></text:a><text:span text:style-name="Основной_20_шрифт_20_абзаца"><text:span text:style-name="T15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7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is not enough</text:span></text:span></text:a><text:span text:style-name="Основной_20_шрифт_20_абзаца"><text:span text:style-name="T15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2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5"> Scala</text:span></text:span></text:a><text:span text:style-name="Основной_20_шрифт_20_абзаца"><text:span text:style-name="T16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services with Scala</text:span></text:span></text:a><text:span text:style-name="Основной_20_шрифт_20_абзаца"><text:span text:style-name="T15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7">Pure FP: why and how</text:span></text:span></text:a><text:span text:style-name="Основной_20_шрифт_20_абзаца"><text:span text:style-name="T15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7">Production-ready functional programming</text:span></text:span></text:a><text:span text:style-name="Основной_20_шрифт_20_абзаца"><text:span text:style-name="T15">.</text:span></text:span></text:p>
            <text:p text:style-name="P20"><text:span text:style-name="Основной_20_шрифт_20_абзаца"><text:span text:style-name="T10">New Zealand resident visa holder.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07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5-03T10:40:32.852797851</dc:date>
    <meta:editing-cycles>88</meta:editing-cycles>
    <meta:editing-duration>PT1H33M7S</meta:editing-duration>
    <meta:document-statistic meta:table-count="1" meta:image-count="0" meta:object-count="0" meta:page-count="1" meta:paragraph-count="45" meta:word-count="498" meta:character-count="3415" meta:non-whitespace-character-count="295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V_software_engineer_en.odt/Normal.dotm"/>
  </office:meta>
</office:document-meta>
</file>